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T1" style:family="text">
      <style:text-properties officeooo:rsid="010c9f1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draw:frame draw:style-name="fr1" draw:name="Object1" text:anchor-type="as-char" svg:y="-0.1398in" svg:width="0.2165in" svg:height="0.27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2" text:anchor-type="as-char" svg:y="-0.3374in" svg:width="0.95in" svg:height="0.581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=<draw:frame draw:style-name="fr1" draw:name="Object3" text:anchor-type="as-char" svg:y="-0.3374in" svg:width="1.0571in" svg:height="0.581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text:s text:c="3"/>r=<draw:frame draw:style-name="fr1" draw:name="Object4" text:anchor-type="as-char" svg:y="-0.3374in" svg:width="0.7335in" svg:height="0.581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=<draw:frame draw:style-name="fr1" draw:name="Object5" text:anchor-type="as-char" svg:y="-0.3374in" svg:width="0.9335in" svg:height="0.581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  <text:p text:style-name="P1">⇔<draw:frame draw:style-name="fr1" draw:name="Object6" text:anchor-type="as-char" svg:y="-0.1398in" svg:width="0.9in" svg:height="0.27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=<draw:frame draw:style-name="fr1" draw:name="Object7" text:anchor-type="as-char" svg:y="-0.5516in" svg:width="1.0902in" svg:height="1.09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=<draw:frame draw:style-name="fr1" draw:name="Object8" text:anchor-type="as-char" svg:y="-0.5516in" svg:width="0.8736in" svg:height="1.0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/>
      <text:p text:style-name="P1">⇔<draw:frame draw:style-name="fr1" draw:name="Object9" text:anchor-type="as-char" svg:y="-0.1398in" svg:width="0.2335in" svg:height="0.492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">an</text:span>=<draw:frame draw:style-name="fr1" draw:name="Object10" text:anchor-type="as-char" svg:y="-0.1398in" svg:width="0.35in" svg:height="0.581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">an</text:span>(<draw:frame draw:style-name="fr1" draw:name="Object11" text:anchor-type="as-char" svg:y="-0.3374in" svg:width="1.0571in" svg:height="0.581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=<draw:frame draw:style-name="fr1" draw:name="Object12" text:anchor-type="as-char" svg:y="-0.2484in" svg:width="0.25in" svg:height="0.492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)</text:p>
      <text:p text:style-name="P1"/>
      <text:p text:style-name="P1"/>
      <text:p text:style-name="P1"/>
      <text:p text:style-name="P1">⇔θ=2 <draw:frame draw:style-name="fr1" draw:name="Object13" text:anchor-type="as-char" svg:y="-0.1398in" svg:width="0.8953in" svg:height="0.972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">ta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line-height="100%"/>
      <style:text-properties style:font-name="Lucida Console" fo:font-family="'Lucida Console'" style:font-family-generic="modern" style:font-pitch="fixed" fo:font-size="10pt" officeooo:rsid="001f484f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9.3701in" fo:page-height="39.3701in" style:num-format="1" style:print-orientation="portrait" fo:margin-top="0in" fo:margin-bottom="0in" fo:margin-left="0in" fo:margin-right="0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39.3701in" fo:page-height="39.3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39.3701in" fo:page-height="39.3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4DT19H55M5S</meta:editing-duration>
    <meta:editing-cycles>220</meta:editing-cycles>
    <meta:generator>LibreOffice/25.8.4.2$Linux_X86_64 LibreOffice_project/580$Build-2</meta:generator>
    <meta:printed-by>PDF files</meta:printed-by>
    <dc:date>2026-01-03T07:43:07.834405136</dc:date>
    <meta:document-statistic meta:table-count="0" meta:image-count="0" meta:object-count="13" meta:page-count="1" meta:paragraph-count="4" meta:word-count="6" meta:character-count="30" meta:non-whitespace-character-count="24"/>
  </office:meta>
</office:document-meta>
</file>

<file path=Object 1/content.xml><?xml version="1.0" encoding="utf-8"?>
<math xmlns="http://www.w3.org/1998/Math/MathML" display="block">
  <semantics>
    <mmultiscripts>
      <mi mathvariant="normal">a</mi>
      <mprescripts/>
      <mfrac>
        <mrow>
          <mi mathvariant="normal">r</mi>
          <mtext> </mtext>
          <mmultiscripts>
            <mi>tan</mi>
            <mprescripts/>
            <mfrac>
              <msub>
                <mi mathvariant="normal">θ</mi>
                <mi mathvariant="normal">←</mi>
              </msub>
              <mn>2</mn>
            </mfrac>
            <none/>
          </mmultiscripts>
        </mrow>
        <msub>
          <mi mathvariant="normal">r</mi>
          <mi mathvariant="normal">←</mi>
        </msub>
      </mfrac>
      <none/>
    </mmultiscripts>
    <annotation encoding="StarMath 5.0">a lsub{{r" "tan lsub{θ_←over2}}over r_←}</annotation>
  </semantics>
</math>
</file>

<file path=Object 10/content.xml><?xml version="1.0" encoding="utf-8"?>
<math xmlns="http://www.w3.org/1998/Math/MathML" display="block">
  <semantics>
    <mmultiscripts>
      <mi mathvariant="normal">t</mi>
      <mprescripts/>
      <mfrac>
        <mi mathvariant="normal">θ</mi>
        <mn>2</mn>
      </mfrac>
      <none/>
    </mmultiscripts>
    <annotation encoding="StarMath 5.0">t lsub{θ over2}</annotation>
  </semantics>
</math>
</file>

<file path=Object 11/content.xml><?xml version="1.0" encoding="utf-8"?>
<math xmlns="http://www.w3.org/1998/Math/MathML" display="block">
  <semantics>
    <mmultiscripts>
      <mi mathvariant="normal">t</mi>
      <mprescripts/>
      <mfrac>
        <msub>
          <mi mathvariant="normal">θ</mi>
          <mi mathvariant="normal">←</mi>
        </msub>
        <mn>2</mn>
      </mfrac>
      <none/>
    </mmultiscripts>
    <annotation encoding="StarMath 5.0">t lsub{θ_←over2}</annotation>
  </semantics>
</math>
</file>

<file path=Object 12/content.xml><?xml version="1.0" encoding="utf-8"?>
<math xmlns="http://www.w3.org/1998/Math/MathML" display="block">
  <semantics>
    <mfrac>
      <msub>
        <mi mathvariant="normal">d</mi>
        <mrow>
          <mi>width</mi>
          <mi mathvariant="normal">,</mi>
          <mtext>=</mtext>
        </mrow>
      </msub>
      <msub>
        <mi mathvariant="normal">d</mi>
        <mrow>
          <mi>width</mi>
          <mi mathvariant="normal">,</mi>
          <mi mathvariant="normal">←</mi>
          <mi mathvariant="normal">,</mi>
          <mtext>=</mtext>
        </mrow>
      </msub>
    </mfrac>
    <annotation encoding="StarMath 5.0">d_{width,"="}over d_{width,←,"="}</annotation>
  </semantics>
</math>
</file>

<file path=Object 13/content.xml><?xml version="1.0" encoding="utf-8"?>
<math xmlns="http://www.w3.org/1998/Math/MathML" display="block">
  <semantics>
    <mfrac>
      <mi mathvariant="normal">r</mi>
      <msub>
        <mi mathvariant="normal">r</mi>
        <mi mathvariant="normal">←</mi>
      </msub>
    </mfrac>
    <annotation encoding="StarMath 5.0">r over r_←</annotation>
  </semantics>
</math>
</file>

<file path=Object 2/content.xml><?xml version="1.0" encoding="utf-8"?>
<math xmlns="http://www.w3.org/1998/Math/MathML" display="block">
  <semantics>
    <msub>
      <mi mathvariant="normal">r</mi>
      <mi mathvariant="normal">←</mi>
    </msub>
    <annotation encoding="StarMath 5.0">r_←</annotation>
  </semantics>
</math>
</file>

<file path=Object 3/content.xml><?xml version="1.0" encoding="utf-8"?>
<math xmlns="http://www.w3.org/1998/Math/MathML" display="block">
  <semantics>
    <mfrac>
      <msub>
        <mi mathvariant="normal">d</mi>
        <mrow>
          <mi>width</mi>
          <mi mathvariant="normal">,</mi>
          <mi mathvariant="normal">←</mi>
        </mrow>
      </msub>
      <msub>
        <mi mathvariant="normal">d</mi>
        <mrow>
          <mi>height</mi>
          <mi mathvariant="normal">,</mi>
          <mi mathvariant="normal">←</mi>
        </mrow>
      </msub>
    </mfrac>
    <annotation encoding="StarMath 5.0">d_{width,←}over d_{height,←}</annotation>
  </semantics>
</math>
</file>

<file path=Object 4/content.xml><?xml version="1.0" encoding="utf-8"?>
<math xmlns="http://www.w3.org/1998/Math/MathML" display="block">
  <semantics>
    <mfrac>
      <msub>
        <mi mathvariant="normal">d</mi>
        <mrow>
          <mi>width</mi>
          <mi mathvariant="normal">,</mi>
          <mi mathvariant="normal">←</mi>
          <mi mathvariant="normal">,</mi>
          <mtext>=</mtext>
        </mrow>
      </msub>
      <msub>
        <mi mathvariant="normal">d</mi>
        <mrow>
          <mi>height</mi>
          <mi mathvariant="normal">,</mi>
          <mtext>=</mtext>
        </mrow>
      </msub>
    </mfrac>
    <annotation encoding="StarMath 5.0">d_{width,←,"="}over d_{height,"="}</annotation>
  </semantics>
</math>
</file>

<file path=Object 5/content.xml><?xml version="1.0" encoding="utf-8"?>
<math xmlns="http://www.w3.org/1998/Math/MathML" display="block">
  <semantics>
    <mfrac>
      <msub>
        <mi mathvariant="normal">d</mi>
        <mi>width</mi>
      </msub>
      <msub>
        <mi mathvariant="normal">d</mi>
        <mi>height</mi>
      </msub>
    </mfrac>
    <annotation encoding="StarMath 5.0">d_width over d_height</annotation>
  </semantics>
</math>
</file>

<file path=Object 6/content.xml><?xml version="1.0" encoding="utf-8"?>
<math xmlns="http://www.w3.org/1998/Math/MathML" display="block">
  <semantics>
    <mfrac>
      <msub>
        <mi mathvariant="normal">d</mi>
        <mrow>
          <mi>width</mi>
          <mi mathvariant="normal">,</mi>
          <mtext>=</mtext>
        </mrow>
      </msub>
      <msub>
        <mi mathvariant="normal">d</mi>
        <mrow>
          <mi>height</mi>
          <mi mathvariant="normal">,</mi>
          <mtext>=</mtext>
        </mrow>
      </msub>
    </mfrac>
    <annotation encoding="StarMath 5.0">d_{width,"="}over d_{height,"="}</annotation>
  </semantics>
</math>
</file>

<file path=Object 7/content.xml><?xml version="1.0" encoding="utf-8"?>
<math xmlns="http://www.w3.org/1998/Math/MathML" display="block">
  <semantics>
    <msub>
      <mi mathvariant="normal">d</mi>
      <mi>adjacent</mi>
    </msub>
    <annotation encoding="StarMath 5.0">d_adjacent</annotation>
  </semantics>
</math>
</file>

<file path=Object 8/content.xml><?xml version="1.0" encoding="utf-8"?>
<math xmlns="http://www.w3.org/1998/Math/MathML" display="block">
  <semantics>
    <mfrac>
      <mfrac>
        <msub>
          <mi mathvariant="normal">d</mi>
          <mrow>
            <mi>width</mi>
            <mi mathvariant="normal">,</mi>
            <mi mathvariant="normal">←</mi>
            <mi mathvariant="normal">,</mi>
            <mtext>=</mtext>
          </mrow>
        </msub>
        <mn>2</mn>
      </mfrac>
      <mmultiscripts>
        <mi>tan</mi>
        <mprescripts/>
        <mfrac>
          <msub>
            <mi mathvariant="normal">θ</mi>
            <mi mathvariant="normal">←</mi>
          </msub>
          <mn>2</mn>
        </mfrac>
        <none/>
      </mmultiscripts>
    </mfrac>
    <annotation encoding="StarMath 5.0">d_{width,←,"="}over2over tan lsub{θ_←over2}</annotation>
  </semantics>
</math>
</file>

<file path=Object 9/content.xml><?xml version="1.0" encoding="utf-8"?>
<math xmlns="http://www.w3.org/1998/Math/MathML" display="block">
  <semantics>
    <mfrac>
      <mfrac>
        <msub>
          <mi mathvariant="normal">d</mi>
          <mrow>
            <mi>width</mi>
            <mi mathvariant="normal">,</mi>
            <mtext>=</mtext>
          </mrow>
        </msub>
        <mn>2</mn>
      </mfrac>
      <mmultiscripts>
        <mi>tan</mi>
        <mprescripts/>
        <mfrac>
          <mi mathvariant="normal">θ</mi>
          <mn>2</mn>
        </mfrac>
        <none/>
      </mmultiscripts>
    </mfrac>
    <annotation encoding="StarMath 5.0">d_{width,"="}over2over tan lsub{θ over2}</annotation>
  </semantics>
</math>
</file>